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rthodox.tt Ucs8" svg:font-family="'Orthodox.tt Ucs8'" style:font-pitch="variable"/>
    <style:font-face style:name="Orthodox.tt eRoos" svg:font-family="'Orthodox.tt eRoos'" style:font-family-generic="roman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style:font-name="Fedorovsk Unicode1" fo:font-size="18pt" style:font-size-asian="18pt" style:font-size-complex="18pt"/>
    </style:style>
    <style:style style:name="P2" style:family="paragraph" style:parent-style-name="Default">
      <style:paragraph-properties fo:text-align="start" style:justify-single-word="false"/>
      <style:text-properties style:font-name="Fedorovsk Unicode1" fo:font-size="18pt" officeooo:paragraph-rsid="00175b76" style:font-size-asian="18pt" style:font-size-complex="18pt"/>
    </style:style>
    <style:style style:name="P3" style:family="paragraph" style:parent-style-name="Default">
      <style:text-properties officeooo:paragraph-rsid="00175b76"/>
    </style:style>
    <style:style style:name="P4" style:family="paragraph" style:parent-style-name="Default">
      <style:text-properties style:text-line-through-style="none" style:text-line-through-type="none" style:font-name="Fedorovsk Unicode1" fo:font-size="18pt" style:text-underline-style="none" officeooo:paragraph-rsid="00175b76" style:font-size-asian="18pt" style:font-size-complex="18pt"/>
    </style:style>
    <style:style style:name="P5" style:family="paragraph" style:parent-style-name="Default">
      <style:text-properties officeooo:paragraph-rsid="000bf159"/>
    </style:style>
    <style:style style:name="P6" style:family="paragraph" style:parent-style-name="Default">
      <style:text-properties style:text-line-through-style="none" style:text-line-through-type="none" style:font-name="Fedorovsk Unicode1" fo:font-size="18pt" style:text-underline-style="none" officeooo:paragraph-rsid="00103410" style:font-size-asian="18pt" style:font-size-complex="18pt"/>
    </style:style>
    <style:style style:name="P7" style:family="paragraph" style:parent-style-name="Default">
      <style:text-properties officeooo:paragraph-rsid="00125a69"/>
    </style:style>
    <style:style style:name="P8" style:family="paragraph" style:parent-style-name="Default">
      <style:paragraph-properties fo:text-align="start" style:justify-single-word="false"/>
      <style:text-properties officeooo:paragraph-rsid="00175b76"/>
    </style:style>
    <style:style style:name="P9" style:family="paragraph" style:parent-style-name="Default">
      <style:paragraph-properties fo:text-align="start" style:justify-single-word="false"/>
      <style:text-properties style:font-name="Fedorovsk Unicode1" fo:font-size="18pt" officeooo:paragraph-rsid="00144e1d" style:font-size-asian="18pt" style:font-size-complex="18pt"/>
    </style:style>
    <style:style style:name="T1" style:family="text">
      <style:text-properties fo:color="#ff0000" loext:opacity="100%" style:text-line-through-style="none" style:text-line-through-type="none" fo:font-size="22pt" style:text-underline-style="none" style:font-size-asian="22pt"/>
    </style:style>
    <style:style style:name="T2" style:family="text">
      <style:text-properties fo:color="#ff0000" loext:opacity="100%"/>
    </style:style>
    <style:style style:name="T3" style:family="text">
      <style:text-properties style:text-line-through-style="none" style:text-line-through-type="none" fo:font-size="22pt" style:text-underline-style="none" style:font-size-asian="22pt"/>
    </style:style>
    <style:style style:name="T4" style:family="text">
      <style:text-properties fo:color="#ff0000" loext:opacity="100%" style:text-line-through-style="none" style:text-line-through-type="none" fo:language="ru" fo:country="RU" style:text-underline-style="none" officeooo:rsid="00175b76"/>
    </style:style>
    <style:style style:name="T5" style:family="text">
      <style:text-properties fo:color="#ff0000" loext:opacity="100%" style:text-line-through-style="none" style:text-line-through-type="none" style:font-name="Fedorovsk Unicode" fo:language="ru" fo:country="RU" style:text-underline-style="none" officeooo:rsid="00175b76"/>
    </style:style>
    <style:style style:name="T6" style:family="text">
      <style:text-properties fo:color="#ff0000" loext:opacity="100%" style:text-line-through-style="none" style:text-line-through-type="none" style:font-name="Fedorovsk Unicode" fo:language="ru" fo:country="RU" style:text-underline-style="none" officeooo:rsid="00175b76" style:font-name-asian="Fedorovsk Unicode" style:font-name-complex="Fedorovsk Unicode"/>
    </style:style>
    <style:style style:name="T7" style:family="text">
      <style:text-properties fo:color="#ff0000" loext:opacity="100%" style:text-line-through-style="none" style:text-line-through-type="none" style:text-underline-style="none" officeooo:rsid="000f1973"/>
    </style:style>
    <style:style style:name="T8" style:family="text">
      <style:text-properties fo:color="#ff0000" loext:opacity="100%" style:text-line-through-style="none" style:text-line-through-type="none" style:text-underline-style="none"/>
    </style:style>
    <style:style style:name="T9" style:family="text">
      <style:text-properties style:text-line-through-style="none" style:text-line-through-type="none" style:text-underline-style="none"/>
    </style:style>
    <style:style style:name="T10" style:family="text">
      <style:text-properties style:text-line-through-style="none" style:text-line-through-type="none" style:font-name="Fedorovsk Unicode" style:text-underline-style="none" officeooo:rsid="000bf159"/>
    </style:style>
    <style:style style:name="T11" style:family="text">
      <style:text-properties style:text-line-through-style="none" style:text-line-through-type="none" style:font-name="Orthodox.tt eRoos" fo:font-size="22pt" style:text-underline-style="none" style:font-size-asian="22pt"/>
    </style:style>
    <style:style style:name="T12" style:family="text">
      <style:text-properties fo:color="#ff0000" loext:opacity="100%" style:text-line-through-style="none" style:text-line-through-type="none" style:font-name="Fedorovsk Unicode" style:text-underline-style="none" officeooo:rsid="00175b76"/>
    </style:style>
    <style:style style:name="T13" style:family="text">
      <style:text-properties fo:color="#ff0000" loext:opacity="100%" style:text-line-through-style="none" style:text-line-through-type="none" style:font-name="Fedorovsk Unicode" fo:font-size="18pt" style:text-underline-style="none" officeooo:rsid="00175b76" style:font-size-asian="18pt" style:font-size-complex="18pt"/>
    </style:style>
    <style:style style:name="T14" style:family="text">
      <style:text-properties fo:color="#ff0000" loext:opacity="100%" style:text-line-through-style="none" style:text-line-through-type="none" style:font-name="Fedorovsk Unicode" fo:font-size="18pt" fo:language="ru" fo:country="RU" style:text-underline-style="none" officeooo:rsid="00175b76" style:font-name-asian="Fedorovsk Unicode" style:font-size-asian="18pt" style:font-name-complex="Fedorovsk Unicode" style:font-size-complex="18pt"/>
    </style:style>
    <style:style style:name="T15" style:family="text">
      <style:text-properties fo:color="#ff0000" loext:opacity="100%" style:text-line-through-style="none" style:text-line-through-type="none" style:font-name="Fedorovsk Unicode1" fo:font-size="18pt" style:text-underline-style="none" officeooo:rsid="000f1973" style:font-size-asian="18pt" style:font-size-complex="18pt"/>
    </style:style>
    <style:style style:name="T16" style:family="text">
      <style:text-properties fo:color="#ff0000" loext:opacity="100%" style:text-line-through-style="none" style:text-line-through-type="none" style:font-name="Fedorovsk Unicode1" fo:font-size="18pt" style:text-underline-style="none" style:font-size-asian="18pt" style:font-size-complex="18pt"/>
    </style:style>
    <style:style style:name="T17" style:family="text">
      <style:text-properties style:text-line-through-style="none" style:text-line-through-type="none" style:font-name="Fedorovsk Unicode1" fo:font-size="18pt" style:text-underline-style="none" style:font-size-asian="18pt" style:font-size-complex="18pt"/>
    </style:style>
    <style:style style:name="T18" style:family="text">
      <style:text-properties fo:color="#ff0000" loext:opacity="100%" style:font-name="Fedorovsk Unicode" officeooo:rsid="00175b76"/>
    </style:style>
    <style:style style:name="T19" style:family="text">
      <style:text-properties fo:color="#ff0000" loext:opacity="100%" style:font-name="Fedorovsk Unicode" fo:language="ru" fo:country="RU" officeooo:rsid="00175b76" style:font-name-asian="Fedorovsk Unicode" style:font-name-complex="Fedorovsk Unicode"/>
    </style:style>
    <style:style style:name="T20" style:family="text">
      <style:text-properties fo:color="#ff0000" loext:opacity="100%" officeooo:rsid="00103410"/>
    </style:style>
    <style:style style:name="T21" style:family="text">
      <style:text-properties fo:language="ru" fo:country="RU" officeooo:rsid="00103410"/>
    </style:style>
    <style:style style:name="T22" style:family="text">
      <style:text-properties style:font-name="Fedorovsk Unicode" fo:language="ru" fo:country="RU" officeooo:rsid="00103410" style:font-name-asian="Fedorovsk Unicode" style:font-name-complex="Fedorovsk Unicode"/>
    </style:style>
    <style:style style:name="T23" style:family="text">
      <style:text-properties fo:color="#ff0000" loext:opacity="100%" style:text-line-through-style="none" style:text-line-through-type="none" style:font-name="Fedorovsk Unicode1" fo:font-size="18pt" fo:language="ru" fo:country="RU" style:text-underline-style="none" officeooo:rsid="00175b76" style:font-size-asian="18pt" style:font-size-complex="18pt"/>
    </style:style>
    <style:style style:name="T24" style:family="text">
      <style:text-properties fo:color="#ff0000" loext:opacity="100%" style:text-line-through-style="none" style:text-line-through-type="none" style:font-name="Fedorovsk Unicode" fo:font-size="18pt" fo:language="ru" fo:country="RU" style:text-underline-style="none" officeooo:rsid="00175b76" style:font-size-asian="18pt" style:font-size-complex="18pt"/>
    </style:style>
    <style:style style:name="T25" style:family="text">
      <style:text-properties fo:color="#ff0000" loext:opacity="100%" fo:language="ru" fo:country="RU" officeooo:rsid="00175b76"/>
    </style:style>
    <style:style style:name="T26" style:family="text">
      <style:text-properties fo:color="#ff0000" loext:opacity="100%" style:font-name="Fedorovsk Unicode" fo:language="ru" fo:country="RU" officeooo:rsid="00175b76"/>
    </style:style>
    <style:style style:name="T27" style:family="text">
      <style:text-properties fo:color="#ff0000" loext:opacity="100%" officeooo:rsid="000f1973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109320"/>
    </style:style>
    <style:style style:name="T30" style:family="text">
      <style:text-properties fo:color="#ff0000" loext:opacity="100%" style:text-line-through-style="none" style:text-line-through-type="none" style:font-name="Fedorovsk Unicode1" fo:font-size="18pt" fo:language="ru" fo:country="RU" style:text-underline-style="none" officeooo:rsid="000f1973" style:font-size-asian="18pt" style:font-size-complex="18pt"/>
    </style:style>
    <style:style style:name="T31" style:family="text">
      <style:text-properties fo:color="#ff0000" loext:opacity="100%" style:text-line-through-style="none" style:text-line-through-type="none" style:font-name="Fedorovsk Unicode1" fo:font-size="18pt" fo:language="ru" fo:country="RU" style:text-underline-style="none" officeooo:rsid="00103410" style:font-size-asian="18pt" style:font-size-complex="18pt"/>
    </style:style>
    <style:style style:name="T32" style:family="text">
      <style:text-properties fo:color="#ff0000" loext:opacity="100%" style:text-line-through-style="none" style:text-line-through-type="none" style:font-name="Fedorovsk Unicode1" fo:font-size="18pt" fo:language="ru" fo:country="RU" style:text-underline-style="none" officeooo:rsid="00109320" style:font-size-asian="18pt" style:font-size-complex="18pt"/>
    </style:style>
    <style:style style:name="T33" style:family="text">
      <style:text-properties style:use-window-font-color="true" loext:opacity="0%" style:text-line-through-style="none" style:text-line-through-type="none" style:font-name="Fedorovsk Unicode1" fo:font-size="18pt" fo:language="ru" fo:country="RU" style:text-underline-style="none" officeooo:rsid="00109320" style:font-size-asian="18pt" style:font-size-complex="18pt"/>
    </style:style>
    <style:style style:name="T34" style:family="text">
      <style:text-properties style:use-window-font-color="true" loext:opacity="0%" style:text-line-through-style="none" style:text-line-through-type="none" style:font-name="Fedorovsk Unicode" fo:font-size="18pt" fo:language="ru" fo:country="RU" style:text-underline-style="none" officeooo:rsid="00125a69" style:font-size-asian="18pt" style:font-size-complex="18pt"/>
    </style:style>
    <style:style style:name="T35" style:family="text">
      <style:text-properties style:use-window-font-color="true" loext:opacity="0%" style:text-line-through-style="none" style:text-line-through-type="none" style:font-name="Fedorovsk Unicode" fo:font-size="18pt" fo:language="ru" fo:country="RU" style:text-underline-style="none" officeooo:rsid="00125a69" style:font-name-asian="Fedorovsk Unicode" style:font-size-asian="18pt" style:font-name-complex="Fedorovsk Unicode" style:font-size-complex="18pt"/>
    </style:style>
    <style:style style:name="T36" style:family="text">
      <style:text-properties style:text-line-through-style="none" style:text-line-through-type="none" style:font-name="Fedorovsk Unicode1" fo:font-size="18pt" fo:language="ru" fo:country="RU" style:text-underline-style="none" officeooo:rsid="00125a69" style:font-size-asian="18pt" style:font-size-complex="18pt"/>
    </style:style>
    <style:style style:name="T37" style:family="text">
      <style:text-properties style:text-line-through-style="none" style:text-line-through-type="none" style:font-name="Fedorovsk Unicode" fo:font-size="18pt" fo:language="ru" fo:country="RU" style:text-underline-style="none" officeooo:rsid="00125a69" style:font-size-asian="18pt" style:font-size-complex="18pt"/>
    </style:style>
    <style:style style:name="T38" style:family="text">
      <style:text-properties style:text-line-through-style="none" style:text-line-through-type="none" style:font-name="Fedorovsk Unicode" fo:font-size="18pt" style:text-underline-style="none" officeooo:rsid="00125a69" style:font-size-asian="18pt" style:font-size-complex="18pt"/>
    </style:style>
    <style:style style:name="T39" style:family="text">
      <style:text-properties style:text-line-through-style="none" style:text-line-through-type="none" style:font-name="Fedorovsk Unicode" fo:font-size="18pt" style:text-underline-style="none" officeooo:rsid="00125a69" style:font-name-asian="Fedorovsk Unicode" style:font-size-asian="18pt" style:font-name-complex="Fedorovsk Unicode" style:font-size-complex="18pt"/>
    </style:style>
    <style:style style:name="T40" style:family="text">
      <style:text-properties fo:color="#ff0000" loext:opacity="100%" style:text-line-through-style="none" style:text-line-through-type="none" style:font-name="Fedorovsk Unicode1" fo:font-size="18pt" fo:language="ru" fo:country="RU" style:text-underline-style="none" officeooo:rsid="00125a69" style:font-size-asian="18pt" style:font-size-complex="18pt"/>
    </style:style>
    <style:style style:name="T41" style:family="text">
      <style:text-properties fo:color="#ff0000" loext:opacity="100%" style:text-line-through-style="none" style:text-line-through-type="none" fo:language="ru" fo:country="RU" style:text-underline-style="none" officeooo:rsid="00125a69"/>
    </style:style>
    <style:style style:name="T42" style:family="text">
      <style:text-properties style:use-window-font-color="true" loext:opacity="0%" style:text-line-through-style="none" style:text-line-through-type="none" fo:language="ru" fo:country="RU" style:text-underline-style="none" officeooo:rsid="00125a69"/>
    </style:style>
    <style:style style:name="T43" style:family="text">
      <style:text-properties style:text-line-through-style="none" style:text-line-through-type="none" fo:language="ru" fo:country="RU" style:text-underline-style="none" officeooo:rsid="00125a69"/>
    </style:style>
    <style:style style:name="T44" style:family="text">
      <style:text-properties style:text-line-through-style="none" style:text-line-through-type="none" style:font-name="Fedorovsk Unicode" fo:language="ru" fo:country="RU" style:text-underline-style="none" officeooo:rsid="00144e1d"/>
    </style:style>
    <style:style style:name="T45" style:family="text">
      <style:text-properties style:text-line-through-style="none" style:text-line-through-type="none" style:font-name="Fedorovsk Unicode" fo:language="ru" fo:country="RU" style:text-underline-style="none" officeooo:rsid="00144e1d" style:font-name-asian="Fedorovsk Unicode" style:font-name-complex="Fedorovsk Unicode"/>
    </style:style>
    <style:style style:name="T46" style:family="text">
      <style:text-properties style:text-line-through-style="none" style:text-line-through-type="none" style:font-name="Fedorovsk Unicode" fo:language="ru" fo:country="RU" style:text-underline-style="none" officeooo:rsid="00125a69"/>
    </style:style>
    <style:style style:name="T47" style:family="text">
      <style:text-properties style:text-line-through-style="none" style:text-line-through-type="none" style:font-name="Fedorovsk Unicode" fo:language="ru" fo:country="RU" style:text-underline-style="none" officeooo:rsid="00125a69" style:font-name-asian="Fedorovsk Unicode" style:font-name-complex="Fedorovsk Unicode"/>
    </style:style>
    <style:style style:name="T48" style:family="text">
      <style:text-properties fo:color="#ff0000" loext:opacity="100%" style:text-line-through-style="none" style:text-line-through-type="none" fo:language="ru" fo:country="RU" style:text-underline-style="none" officeooo:rsid="00144e1d"/>
    </style:style>
    <style:style style:name="T49" style:family="text">
      <style:text-properties style:text-line-through-style="none" style:text-line-through-type="none" fo:language="ru" fo:country="RU" style:text-underline-style="none" officeooo:rsid="000bf159"/>
    </style:style>
    <style:style style:name="T50" style:family="text">
      <style:text-properties style:text-line-through-style="none" style:text-line-through-type="none" fo:language="ru" fo:country="RU" style:text-underline-style="none" officeooo:rsid="00144e1d"/>
    </style:style>
    <style:style style:name="T51" style:family="text">
      <style:text-properties style:text-line-through-style="none" style:text-line-through-type="none" style:font-name="Fedorovsk Unicode" style:text-underline-style="none" officeooo:rsid="00175b76"/>
    </style:style>
    <style:style style:name="T52" style:family="text">
      <style:text-properties style:text-line-through-style="none" style:text-line-through-type="none" style:font-name="Fedorovsk Unicode" style:text-underline-style="none" officeooo:rsid="00144e1d"/>
    </style:style>
    <style:style style:name="T53" style:family="text">
      <style:text-properties style:text-line-through-style="none" style:text-line-through-type="none" fo:language="ru" fo:country="RU" style:text-underline-style="none"/>
    </style:style>
    <style:style style:name="T54" style:family="text">
      <style:text-properties style:use-window-font-color="true" loext:opacity="0%" style:text-line-through-style="none" style:text-line-through-type="none" style:text-underline-style="none"/>
    </style:style>
    <style:style style:name="T55" style:family="text">
      <style:text-properties fo:color="#ff0000" loext:opacity="100%" style:text-line-through-style="none" style:text-line-through-type="none" style:font-name="Fedorovsk Unicode" fo:language="ru" fo:country="RU" style:text-underline-style="none" officeooo:rsid="00144e1d"/>
    </style:style>
    <style:style style:name="T56" style:family="text">
      <style:text-properties style:use-window-font-color="true" loext:opacity="0%" style:text-line-through-style="none" style:text-line-through-type="none" fo:language="ru" fo:country="RU" style:text-underline-style="none" officeooo:rsid="00144e1d"/>
    </style:style>
    <style:style style:name="T57" style:family="text">
      <style:text-properties style:use-window-font-color="true" loext:opacity="0%" style:text-line-through-style="none" style:text-line-through-type="none" fo:language="ru" fo:country="RU" style:text-underline-style="none" officeooo:rsid="00151034"/>
    </style:style>
    <style:style style:name="T58" style:family="text">
      <style:text-properties style:use-window-font-color="true" loext:opacity="0%" style:text-line-through-style="none" style:text-line-through-type="none" fo:language="ru" fo:country="RU" style:text-underline-style="none" officeooo:rsid="00109320" style:font-name-asian="Fedorovsk Unicode" style:font-name-complex="Fedorovsk Unicode"/>
    </style:style>
    <style:style style:name="T59" style:family="text">
      <style:text-properties style:use-window-font-color="true" loext:opacity="0%" style:text-line-through-style="none" style:text-line-through-type="none" fo:language="ru" fo:country="RU" style:text-underline-style="none" officeooo:rsid="00144e1d" style:font-name-asian="Fedorovsk Unicode" style:font-name-complex="Fedorovsk Unicode"/>
    </style:style>
    <style:style style:name="T60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51034" style:font-name-asian="Fedorovsk Unicode" style:font-name-complex="Fedorovsk Unicode"/>
    </style:style>
    <style:style style:name="T61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51034"/>
    </style:style>
    <style:style style:name="T62" style:family="text">
      <style:text-properties style:use-window-font-color="true" loext:opacity="0%" style:text-line-through-style="none" style:text-line-through-type="none" fo:language="ru" fo:country="RU" style:text-underline-style="none" officeooo:rsid="00151034" style:font-name-asian="Fedorovsk Unicode" style:font-name-complex="Fedorovsk Unicode"/>
    </style:style>
    <style:style style:name="T63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44e1d"/>
    </style:style>
    <style:style style:name="T64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25a69"/>
    </style:style>
    <style:style style:name="T65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25a69" style:font-name-asian="Fedorovsk Unicode" style:font-name-complex="Fedorovsk Unicode"/>
    </style:style>
    <style:style style:name="T66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44e1d" style:font-name-asian="Fedorovsk Unicode" style:font-name-complex="Fedorovsk Unico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К<text:span text:style-name="T2">ни́га глаго́лемаѧ часᲂсло́въ .</text:span></text:p>
      <text:p text:style-name="P2" loext:marker-style-name="T3"><text:span text:style-name="T4">а</text:span><text:span text:style-name="T5">҃</text:span><text:span text:style-name="T6"> </text:span><text:span text:style-name="T7">. </text:span><text:span text:style-name="T8">Ч</text:span><text:span text:style-name="T9">и́нъ вече́рни , и҆ бл҃г</text:span><text:span text:style-name="T10">ᲂ</text:span><text:span text:style-name="T9">даре́нїе в̾ трапе́зѣ на вечерѧ́нїи .</text:span></text:p>
      <text:p text:style-name="P2" loext:marker-style-name="T3"><text:span text:style-name="T4">в</text:span><text:span text:style-name="T5">҃</text:span><text:span text:style-name="T6"> </text:span><text:span text:style-name="T7">. </text:span><text:span text:style-name="T8">Ч</text:span><text:span text:style-name="T9">и́нъ па́вечерницы вели́кїѧ .</text:span></text:p>
      <text:p text:style-name="P2" loext:marker-style-name="T11"><text:span text:style-name="T4">г</text:span><text:span text:style-name="T5">҃</text:span><text:span text:style-name="T6"> </text:span><text:span text:style-name="T7">. </text:span><text:span text:style-name="T8">Ч</text:span><text:span text:style-name="T9">и́нъ па́вечерницы сре́днїѧ .</text:span></text:p>
      <text:p text:style-name="P2" loext:marker-style-name="T11"><text:span text:style-name="T4">д</text:span><text:span text:style-name="T5">҃</text:span><text:span text:style-name="T6"> </text:span><text:span text:style-name="T7">. </text:span><text:span text:style-name="T8">Ч</text:span><text:span text:style-name="T9">и́нъ па́вечерницы ма́лыѧ .</text:span></text:p>
      <text:p text:style-name="P2" loext:marker-style-name="T11"><text:span text:style-name="T12">є҃</text:span><text:span text:style-name="T6"> </text:span><text:span text:style-name="T7">. </text:span><text:span text:style-name="T8">П</text:span><text:span text:style-name="T9">ᲂлꙋ́нᲂщница пᲂвседне́внаѧ .</text:span></text:p>
      <text:p text:style-name="P2" loext:marker-style-name="T11"><text:span text:style-name="T12">ѕ҃</text:span><text:span text:style-name="T6"> </text:span><text:span text:style-name="T7">. </text:span><text:span text:style-name="T8">П</text:span><text:span text:style-name="T9">ᲂлꙋ́нᲂщница сꙋбо́тнаѧ .</text:span></text:p>
      <text:p text:style-name="P2" loext:marker-style-name="T11"><text:span text:style-name="T4">з</text:span><text:span text:style-name="T5">҃</text:span><text:span text:style-name="T6"> </text:span><text:span text:style-name="T7">. </text:span><text:span text:style-name="T8">П</text:span><text:span text:style-name="T9">ᲂлꙋ́нᲂщница вᲂскре́снаѧ .</text:span></text:p>
      <text:p text:style-name="P2" loext:marker-style-name="T11"><text:span text:style-name="T4">и</text:span><text:span text:style-name="T5">҃</text:span><text:span text:style-name="T6"> </text:span><text:span text:style-name="T7">. </text:span><text:span text:style-name="T8">Н</text:span><text:span text:style-name="T9">ача́ло ᲂу҆́трени .</text:span></text:p>
      <text:p text:style-name="P3" loext:marker-style-name="T11"><text:span text:style-name="T13">ѳ҃</text:span><text:span text:style-name="T14"> </text:span><text:span text:style-name="T15">. </text:span><text:span text:style-name="T16">Ч</text:span><text:span text:style-name="T17">а́съ пе́рвыи .</text:span></text:p>
      <text:p text:style-name="P4" loext:marker-style-name="T11"><text:span text:style-name="T18">і҃</text:span><text:span text:style-name="T19"> </text:span><text:span text:style-name="T20">. </text:span><text:span text:style-name="T2">М</text:span>еждᲂча́сїе пе́рвагѡ час<text:span text:style-name="T21">а</text:span><text:span text:style-name="T22">̀ .</text:span></text:p>
      <text:p text:style-name="P5" loext:marker-style-name="T11"><text:span text:style-name="T23">а</text:span><text:span text:style-name="T24">҃і</text:span><text:span text:style-name="T14"> </text:span><text:span text:style-name="T15">. </text:span><text:span text:style-name="T16">Ч</text:span><text:span text:style-name="T17">а́съ тре́тїи .</text:span></text:p>
      <text:p text:style-name="P6" loext:marker-style-name="T11"><text:span text:style-name="T25">в</text:span><text:span text:style-name="T26">҃і</text:span><text:span text:style-name="T19"> </text:span><text:span text:style-name="T20">. </text:span><text:span text:style-name="T2">М</text:span>еждᲂча́сїе тре́тїагѡ час<text:span text:style-name="T21">а</text:span><text:span text:style-name="T22">̀ .</text:span></text:p>
      <text:p text:style-name="P3" loext:marker-style-name="T11"><text:span text:style-name="T23">г</text:span><text:span text:style-name="T24">҃і</text:span><text:span text:style-name="T14"> </text:span><text:span text:style-name="T15">. </text:span><text:span text:style-name="T16">Ч</text:span><text:span text:style-name="T17">а́съ шесты́и .</text:span></text:p>
      <text:p text:style-name="P4" loext:marker-style-name="T11"><text:span text:style-name="T25">д</text:span><text:span text:style-name="T26">҃і</text:span><text:span text:style-name="T19"> </text:span><text:span text:style-name="T27">.</text:span><text:span text:style-name="T20"> </text:span><text:span text:style-name="T2">М</text:span>еждᲂча́сїе шеста́гѡ час<text:span text:style-name="T21">а</text:span><text:span text:style-name="T22">̀ .</text:span></text:p>
      <text:p text:style-name="P3" loext:marker-style-name="T11"><text:span text:style-name="T13">є҃</text:span><text:span text:style-name="T24">і</text:span><text:span text:style-name="T14"> </text:span><text:span text:style-name="T15">. </text:span><text:span text:style-name="T16">Ч</text:span><text:span text:style-name="T17">а́съ девѧ́тыи .</text:span></text:p>
      <text:p text:style-name="P4" loext:marker-style-name="T11"><text:span text:style-name="T18">ѕ҃</text:span><text:span text:style-name="T26">і</text:span><text:span text:style-name="T19"> </text:span><text:span text:style-name="T27">.</text:span><text:span text:style-name="T20"> </text:span><text:span text:style-name="T2">М</text:span>еждᲂча́сїе девѧ́тагѡ час<text:span text:style-name="T21">а</text:span><text:span text:style-name="T22">̀ .</text:span></text:p>
      <text:p text:style-name="P3" loext:marker-style-name="T11"><text:span text:style-name="T23">з</text:span><text:span text:style-name="T24">҃і</text:span><text:span text:style-name="T14"> </text:span><text:span text:style-name="T15">. </text:span><text:span text:style-name="T16">Ѱ</text:span><text:span text:style-name="T17">алмы̀ на литꙋргі́и , и҆ про́чее часо́въ</text:span></text:p>
      <text:p text:style-name="P4" loext:marker-style-name="T11"><text:span text:style-name="T25">и</text:span><text:span text:style-name="T26">҃і</text:span><text:span text:style-name="T19"> </text:span><text:span text:style-name="T27">. </text:span><text:span text:style-name="T2">Ч</text:span>и́нъ <text:span text:style-name="T28">ѡ҆ </text:span><text:span text:style-name="T29">вᲂ</text:span><text:span text:style-name="T28">з</text:span><text:span text:style-name="T29">нᲂ</text:span><text:span text:style-name="T28">ше́нїе</text:span> панагі́и <text:span text:style-name="T29">въ трапе́зѣ.</text:span></text:p>
      <text:p text:style-name="P3" loext:marker-style-name="T11"><text:span text:style-name="T24">ѳ҃і</text:span><text:span text:style-name="T14"> </text:span><text:span text:style-name="T30">.</text:span><text:span text:style-name="T31"> </text:span><text:span text:style-name="T32">О</text:span><text:span text:style-name="T33">у</text:span><text:span text:style-name="T34">҆</text:span><text:span text:style-name="T33">ка́зъ ѡ҆ трᲂпарѣ́хъ и҆ ѡ҆ кᲂндака́хъ, ка́кѡ гл</text:span><text:span text:style-name="T34">҃</text:span><text:span text:style-name="T33">ати во всѣ́хъ сл</text:span><text:span text:style-name="T34">ꙋ</text:span><text:span text:style-name="T35">́</text:span><text:span text:style-name="T33">жбахъ .</text:span></text:p>
      <text:p text:style-name="P7" loext:marker-style-name="T11"><text:span text:style-name="T23">к</text:span><text:span text:style-name="T24">҃</text:span><text:span text:style-name="T14"> </text:span><text:span text:style-name="T31">. </text:span><text:span text:style-name="T16">Т</text:span><text:span text:style-name="T17">рᲂпарѝ вᲂскрⷭ҇ны на </text:span><text:span text:style-name="T36">и</text:span><text:span text:style-name="T37">҃</text:span><text:span text:style-name="T17"> глас</text:span><text:span text:style-name="T38">ѡ</text:span><text:span text:style-name="T39">́</text:span><text:span text:style-name="T17">въ .</text:span></text:p>
      <text:p text:style-name="P8" loext:marker-style-name="T11"><text:span text:style-name="T23">к</text:span><text:span text:style-name="T24">҃а</text:span><text:span text:style-name="T14"> </text:span><text:span text:style-name="T40">. </text:span><text:span text:style-name="T16">Т</text:span><text:span text:style-name="T17">рᲂпарѝ и҆ кᲂндакѝ дневны́ѧ .</text:span></text:p>
      <text:p text:style-name="P2" loext:marker-style-name="T3"><text:span text:style-name="T4">к</text:span><text:span text:style-name="T5">҃в</text:span><text:span text:style-name="T6"> </text:span><text:span text:style-name="T41">. </text:span><text:span text:style-name="T8">Б</text:span><text:span text:style-name="T9">г҃ᲂро́дичны , и҆ крⷭ҇тᲂбг҃ᲂро́дичны , ꙗ҆́же гл҃ютсѧ по трᲂпарѣ́хъ .</text:span></text:p>
      <text:p text:style-name="P2" loext:marker-style-name="T3"><text:span text:style-name="T4">к</text:span><text:span text:style-name="T5">҃г</text:span><text:span text:style-name="T6"> </text:span><text:span text:style-name="T41">. К</text:span><text:span text:style-name="T42">ᲂндакѝ </text:span><text:span text:style-name="T9">и҆ </text:span><text:span text:style-name="T43">и</text:span><text:span text:style-name="T44">҆</text:span><text:span text:style-name="T45">́</text:span><text:span text:style-name="T43">кᲂсы вᲂскрⷭ҇ны на и</text:span><text:span text:style-name="T46">҃</text:span><text:span text:style-name="T43"> глас</text:span><text:span text:style-name="T46">ѡ</text:span><text:span text:style-name="T47">́</text:span><text:span text:style-name="T43">въ .</text:span></text:p>
      <text:p text:style-name="P2" loext:marker-style-name="T11"><text:span text:style-name="T4">к</text:span><text:span text:style-name="T5">҃д</text:span><text:span text:style-name="T6"> </text:span><text:span text:style-name="T48">. </text:span><text:span text:style-name="T8">С</text:span><text:span text:style-name="T9">ᲂбо́рник</text:span><text:span text:style-name="T49">ъ </text:span><text:span text:style-name="T50">двᲂу</text:span><text:span text:style-name="T45">́</text:span><text:span text:style-name="T50">надесѧтимъ</text:span><text:span text:style-name="T9"> м</text:span><text:span text:style-name="T51">ⷭ҇</text:span><text:span text:style-name="T9">ц</text:span><text:span text:style-name="T52">є</text:span><text:span text:style-name="T9">й </text:span><text:span text:style-name="T53">с</text:span><text:span text:style-name="T50">ъ</text:span><text:span text:style-name="T53"> трᲂпарѝ</text:span><text:span text:style-name="T9"> и҆ кᲂндакѝ .</text:span></text:p>
      <text:p text:style-name="P2" loext:marker-style-name="T11"><text:soft-page-break/><text:span text:style-name="T4">к</text:span><text:span text:style-name="T5">҃є</text:span><text:span text:style-name="T6"> </text:span><text:span text:style-name="T48">. </text:span><text:span text:style-name="T8">Т</text:span><text:span text:style-name="T9">рᲂпарѝ и҆ кᲂндакѝ ст҃ы́ѧ , м҃ цы .</text:span></text:p>
      <text:p text:style-name="P2" loext:marker-style-name="T11"><text:span text:style-name="T4">к</text:span><text:span text:style-name="T5">҃ѕ</text:span><text:span text:style-name="T6"> </text:span><text:span text:style-name="T48">. </text:span><text:span text:style-name="T8">Т</text:span><text:span text:style-name="T9">рᲂпарѝ и҆ кᲂндакѝ ст҃ы́ѧ , н҃ цы .</text:span></text:p>
      <text:p text:style-name="P2" loext:marker-style-name="T3"><text:span text:style-name="T4">к</text:span><text:span text:style-name="T5">҃з</text:span><text:span text:style-name="T6"> </text:span><text:span text:style-name="T48">. </text:span><text:span text:style-name="T8">О</text:span><text:span text:style-name="T54">у҆</text:span><text:span text:style-name="T9">ка́зъ ѡ҆ пѣ́снехъ , ка́кѡ гл҃ютсѧ в̾ вели́кїи по́стъ , и҆ пѣ́сни и҆зᲂ ѱалты́ри .</text:span></text:p>
      <text:p text:style-name="P2" loext:marker-style-name="T11"><text:span text:style-name="T4">к</text:span><text:span text:style-name="T5">҃и</text:span><text:span text:style-name="T6"> </text:span><text:span text:style-name="T48">. </text:span><text:span text:style-name="T55">Ѻ҆</text:span><text:span text:style-name="T56">б</text:span><text:span text:style-name="T57">ращ</text:span><text:span text:style-name="T58">е́</text:span><text:span text:style-name="T57">н</text:span><text:span text:style-name="T59">ї</text:span><text:span text:style-name="T57">е и҆ндикт</text:span><text:span text:style-name="T59">ї</text:span><text:span text:style-name="T57">о</text:span><text:span text:style-name="T60">́</text:span><text:span text:style-name="T57">на четверт</text:span><text:span text:style-name="T59">ᲂ</text:span><text:span text:style-name="T57">ен</text:span><text:span text:style-name="T56">а́</text:span><text:span text:style-name="T57">дес</text:span><text:span text:style-name="T56">ѧ</text:span><text:span text:style-name="T57">ть на л</text:span><text:span text:style-name="T61">҃</text:span><text:span text:style-name="T57">в л</text:span><text:span text:style-name="T59">ѣ́</text:span><text:span text:style-name="T57">та , и п</text:span><text:span text:style-name="T56">ѧ</text:span><text:span text:style-name="T57">т</text:span><text:span text:style-name="T59">ᲂ</text:span><text:span text:style-name="T62">е</text:span><text:span text:style-name="T57">н</text:span><text:span text:style-name="T56">а́</text:span><text:span text:style-name="T57">дес</text:span><text:span text:style-name="T56">ѧ</text:span><text:span text:style-name="T57">ть на фл</text:span><text:span text:style-name="T61">҃</text:span><text:span text:style-name="T57">в л</text:span><text:span text:style-name="T59">ѣ́</text:span><text:span text:style-name="T57">та</text:span><text:span text:style-name="T9"> .</text:span></text:p>
      <text:p text:style-name="P2" loext:marker-style-name="T11"><text:span text:style-name="T4">к</text:span><text:span text:style-name="T5">҃ѳ</text:span><text:span text:style-name="T6"> </text:span><text:span text:style-name="T48">. П</text:span><text:span text:style-name="T56">асха́лїѧ зрѧ</text:span><text:span text:style-name="T60">́</text:span><text:span text:style-name="T56">чаѧ по ключевы</text:span><text:span text:style-name="T63">ⷨ</text:span><text:span text:style-name="T56"> сл</text:span><text:span text:style-name="T59">ᲂ</text:span><text:span text:style-name="T56">ва</text:span><text:span text:style-name="T63">ⷨ</text:span><text:span text:style-name="T59"> </text:span><text:span text:style-name="T9">.</text:span></text:p>
      <text:p text:style-name="P9" loext:marker-style-name="T11"><text:span text:style-name="T4">л</text:span><text:span text:style-name="T5">҃</text:span><text:span text:style-name="T6"> </text:span><text:span text:style-name="T48">. Л</text:span><text:span text:style-name="T64">ꙋ</text:span><text:span text:style-name="T65">́</text:span><text:span text:style-name="T66">нн</text:span><text:span text:style-name="T59">ᲂ</text:span><text:span text:style-name="T66">е теч</text:span><text:span text:style-name="T58">е́</text:span><text:span text:style-name="T66">н</text:span><text:span text:style-name="T59">ї</text:span><text:span text:style-name="T66">е , на ѳ҃і л</text:span><text:span text:style-name="T59">ѣ́</text:span><text:span text:style-name="T66">тъ</text:span><text:span text:style-name="T9"> .</text:span></text:p>
      <text:p text:style-name="P9" loext:marker-style-name="T3"><text:span text:style-name="T4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rthodox.tt Ucs8" svg:font-family="'Orthodox.tt Ucs8'" style:font-pitch="variable"/>
    <style:font-face style:name="Orthodox.tt eRoos" svg:font-family="'Orthodox.tt eRoo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Orthodox.tt Ucs8" fo:font-family="'Orthodox.tt Ucs8'" style:font-pitch="variable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9-07T02:12:00</meta:creation-date>
    <dc:title>мёсzца генварS въ l дeнь</dc:title>
    <meta:initial-creator>Саша</meta:initial-creator>
    <dc:date>2025-02-23T16:01:28.244000000</dc:date>
    <meta:editing-duration>PT16M57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1" meta:word-count="245" meta:character-count="1154" meta:non-whitespace-character-count="940"/>
  </office:meta>
</office:document-meta>
</file>